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6cm"/>
    </style:style>
    <style:style style:name="co2" style:family="table-column">
      <style:table-column-properties fo:break-before="auto" style:column-width="6.105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6.4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font-name="Times New Roman"/>
    </style:style>
    <style:style style:name="ce9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Times New Roman"/>
    </style:style>
    <style:style style:name="ce13" style:family="table-cell" style:parent-style-name="Default">
      <style:table-cell-properties fo:border="0.06pt solid #000000" fo:padding="0.071cm"/>
    </style:style>
    <style:style style:name="ce14" style:family="table-cell" style:parent-style-name="Default">
      <style:table-cell-properties fo:padding="0.071cm"/>
    </style:style>
    <style:style style:name="ce18" style:family="table-cell" style:parent-style-name="Default" style:data-style-name="N36">
      <style:table-cell-properties fo:border="0.06pt solid #000000" fo:padding="0.071cm"/>
    </style:style>
    <style:style style:name="ce17" style:family="table-cell" style:parent-style-name="Default" style:data-style-name="N37">
      <style:table-cell-properties fo:border="0.06pt solid #000000"/>
      <style:text-properties style:font-name="Times New Roman"/>
    </style:style>
    <style:style style:name="ce15" style:family="table-cell" style:parent-style-name="Default" style:data-style-name="N37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 style:vertical-align="top"/>
      <style:text-properties style:use-window-font-color="true" style:text-outline="false" style:text-line-through-style="none" style:text-line-through-type="none" style:font-name="Times New Roman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6">
      <style:table-cell-properties fo:padding="0.071c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1" office:value-type="string" calcext:value-type="string">
            <text:p>№ пор</text:p>
          </table:table-cell>
          <table:table-cell table:style-name="ce1" office:value-type="string" calcext:value-type="string">
            <text:p>Станом на 18 грудня 2008 року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Нова назва</text:p>
          </table:table-cell>
          <table:table-cell table:number-columns-repeated="1020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3" office:value-type="string" calcext:value-type="string">
            <text:p>30 років Перемоги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ольов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3" office:value-type="string" calcext:value-type="string">
            <text:p>40 років Перемоги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асиля Кричевського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3" office:value-type="string" calcext:value-type="string">
            <text:p>8-го Березня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16 липня</text:p>
          </table:table-cell>
          <table:table-cell table:number-columns-repeated="1020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3" office:value-type="string" calcext:value-type="string">
            <text:p>8-го Березня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16 липня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0" office:value-type="string" calcext:value-type="string">
            <text:p>Анни Нісензон вулиця</text:p>
          </table:table-cell>
          <table:table-cell table:style-name="ce17" office:value-type="date" office:date-value="2017-07-18" calcext:value-type="date">
            <text:p>18.07.17</text:p>
          </table:table-cell>
          <table:table-cell table:style-name="ce10" office:value-type="string" calcext:value-type="string">
            <text:p>Василя Кашлакова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Артема вулиця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Данила Галицького вулиц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Артема провулок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Данила Галицького провулок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table:style-name="ce13" office:value-type="string" calcext:value-type="string">
            <text:p>Афонін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авла Глазового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Барського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Курортна вулиця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Берегова вулиця</text:p>
          </table:table-cell>
          <table:table-cell table:style-name="ce3" office:value-type="date" office:date-value="2011-08-09" calcext:value-type="date">
            <text:p>09.08.11</text:p>
          </table:table-cell>
          <table:table-cell table:style-name="ce4"/>
          <table:table-cell table:style-name="Default"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Бєгоулєв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Бєлінського вулиця</text:p>
          </table:table-cell>
          <table:table-cell table:style-name="ce4"/>
          <table:table-cell table:style-name="ce4" office:value-type="string" calcext:value-type="string">
            <text:p>Валентина Драчука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Бєлінського провулок</text:p>
          </table:table-cell>
          <table:table-cell table:style-name="ce4"/>
          <table:table-cell table:style-name="ce4" office:value-type="string" calcext:value-type="string">
            <text:p>Валентина Драчук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3" office:value-type="string" calcext:value-type="string">
            <text:p>Бєляє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Алли Горської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Богдана Хмельницьк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Богдана Хмельницького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Богун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Богунський провулок</text:p>
          </table:table-cell>
          <table:table-cell table:style-name="ce16"/>
          <table:table-cell table:style-name="ce9" office:value-type="string" calcext:value-type="string">
            <text:p>Курортний провулок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Бортнянського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73" calcext:value-type="float">
            <text:p>73</text:p>
          </table:table-cell>
          <table:table-cell table:style-name="ce13" office:value-type="string" calcext:value-type="string">
            <text:p>Валі Котик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Захисників України</text:p>
          </table:table-cell>
          <table:table-cell table:number-columns-repeated="1020"/>
        </table:table-row>
        <table:table-row table:style-name="ro1">
          <table:table-cell table:style-name="ce10" office:value-type="float" office:value="75" calcext:value-type="float">
            <text:p>75</text:p>
          </table:table-cell>
          <table:table-cell table:style-name="ce13" office:value-type="string" calcext:value-type="string">
            <text:p>Валі Котика сквер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Захисників України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Василя Ковальчука провулок</text:p>
          </table:table-cell>
          <table:table-cell table:style-name="ce16"/>
          <table:table-cell table:style-name="ce9" office:value-type="string" calcext:value-type="string">
            <text:p>вулиця Устима Кармелюка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Ватутіна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Степана Бандери вулиця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Верстовськ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Винничен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Вишневецького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3" office:value-type="string" calcext:value-type="string">
            <text:p>Віленськог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Зарічна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Войкова вулиця</text:p>
          </table:table-cell>
          <table:table-cell table:style-name="ce16"/>
          <table:table-cell table:style-name="ce9" office:value-type="string" calcext:value-type="string">
            <text:p>Миколи Амосова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Войкова вулиця (частина)</text:p>
          </table:table-cell>
          <table:table-cell table:style-name="ce15" office:value-type="date" office:date-value="2009-12-10" calcext:value-type="date">
            <text:p>10.12.09</text:p>
          </table:table-cell>
          <table:table-cell table:style-name="ce9" office:value-type="string" calcext:value-type="string">
            <text:p>Зелена вулиця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Волкова вулиця</text:p>
          </table:table-cell>
          <table:table-cell table:style-name="ce4"/>
          <table:table-cell table:style-name="ce10" office:value-type="string" calcext:value-type="string">
            <text:p>Енергетиків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Володимирськ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3" office:value-type="string" calcext:value-type="string">
            <text:p>Володі Ковальчук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ихайла Вербицького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Воровського вулиця</text:p>
          </table:table-cell>
          <table:table-cell table:style-name="ce16"/>
          <table:table-cell table:style-name="ce9" office:value-type="string" calcext:value-type="string">
            <text:p>Паркова вулиц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Воровського провулок</text:p>
          </table:table-cell>
          <table:table-cell table:style-name="ce15" office:value-type="date" office:date-value="2009-04-29" calcext:value-type="date">
            <text:p>29.04.09</text:p>
          </table:table-cell>
          <table:table-cell table:style-name="ce9" office:value-type="string" calcext:value-type="string">
            <text:p>Парковий провулок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3" office:value-type="string" calcext:value-type="string">
            <text:p>Гагарін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вободи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3" office:value-type="string" calcext:value-type="string">
            <text:p>Гагарін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вободи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3" office:value-type="string" calcext:value-type="string">
            <text:p>Гастелл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вітнев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3" office:value-type="string" calcext:value-type="string">
            <text:p>Гастелло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вітневий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Гвардійськ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Гвардійський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style-name="Default"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Героїв Майдану площа</text:p>
          </table:table-cell>
          <table:table-cell table:style-name="ce3" office:value-type="date" office:date-value="2014-02-21" calcext:value-type="date">
            <text:p>21.02.14</text:p>
          </table:table-cell>
          <table:table-cell table:style-name="ce4"/>
          <table:table-cell table:style-name="Default"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Герцена вулиця</text:p>
          </table:table-cell>
          <table:table-cell table:style-name="ce4"/>
          <table:table-cell table:style-name="ce10" office:value-type="string" calcext:value-type="string">
            <text:p>Ревазо Циклаурі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Герцена провулок</text:p>
          </table:table-cell>
          <table:table-cell table:style-name="ce3"/>
          <table:table-cell table:style-name="ce10" office:value-type="string" calcext:value-type="string">
            <text:p>Ревазо Циклаурі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Гижицького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Гоголя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Гоголя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style-name="Default"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Гончарова вулиця</text:p>
          </table:table-cell>
          <table:table-cell table:style-name="ce4"/>
          <table:table-cell table:style-name="ce10" office:value-type="string" calcext:value-type="string">
            <text:p>Музівськ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Гончарова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10" office:value-type="string" calcext:value-type="string">
            <text:p>Музівський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66" calcext:value-type="float">
            <text:p>66</text:p>
          </table:table-cell>
          <table:table-cell table:style-name="ce13" office:value-type="string" calcext:value-type="string">
            <text:p>Горбатюк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росвіти</text:p>
          </table:table-cell>
          <table:table-cell table:number-columns-repeated="1020"/>
        </table:table-row>
        <table:table-row table:style-name="ro1">
          <table:table-cell table:style-name="ce10" office:value-type="float" office:value="67" calcext:value-type="float">
            <text:p>67</text:p>
          </table:table-cell>
          <table:table-cell table:style-name="ce13" office:value-type="string" calcext:value-type="string">
            <text:p>Горбатюк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росвіти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3" office:value-type="string" calcext:value-type="string">
            <text:p>Горьког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Шкільн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3" office:value-type="string" calcext:value-type="string">
            <text:p>Горького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Шкільний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Гранітн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Гранітний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Григорія Верьовки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Григорія Кирпи площа</text:p>
          </table:table-cell>
          <table:table-cell table:style-name="ce9" office:value-type="string" calcext:value-type="string">
            <text:p>виправлення</text:p>
          </table:table-cell>
          <table:table-cell table:style-name="ce9" office:value-type="string" calcext:value-type="string">
            <text:p>Георгія Кірпи площ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Грушевськ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Гулака-Артемовськ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Длужнєвського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Длужнєвського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3" office:value-type="string" calcext:value-type="string">
            <text:p>Добровольськог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Добровольців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3" office:value-type="string" calcext:value-type="string">
            <text:p>Добролюб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Європейська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Довжен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3" office:value-type="string" calcext:value-type="string">
            <text:p>Достоєвськог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арка Безручк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3" office:value-type="string" calcext:value-type="string">
            <text:p>Достоєвського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арка Безручка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Друга Привокзальн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Дружби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Економічн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Енгельса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Князя Святослава вулиц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Енгельса провулок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Князя Святослава провулок</text:p>
          </table:table-cell>
          <table:table-cell table:number-columns-repeated="1020"/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Жухрая провулок</text:p>
          </table:table-cell>
          <table:table-cell table:style-name="ce16"/>
          <table:table-cell table:style-name="ce9" office:value-type="string" calcext:value-type="string">
            <text:p>Ігоря Балди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Заводськ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Заводський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Залізничн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Залізничний провулок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table:style-name="ce9" office:value-type="string" calcext:value-type="string">
            <text:p>Залізничний провулок (Косецьке)</text:p>
          </table:table-cell>
          <table:table-cell table:style-name="ce15" office:value-type="date" office:date-value="2008-12-18" calcext:value-type="date">
            <text:p>18.12.08</text:p>
          </table:table-cell>
          <table:table-cell table:style-name="ce9" office:value-type="string" calcext:value-type="string">
            <text:p>Глібова вулиця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Зої Космодем’янської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Ніла Хасевич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Івана Мазепи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Івана Франк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Індустріальн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Кар’єрн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Карла Маркса вулиця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Героїв Небесної Сотні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Карла Маркса провулок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Героїв Небесної Сотні провулок</text:p>
          </table:table-cell>
          <table:table-cell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Качанівського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Київсь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Київський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Кільцев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Кільцевий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style-name="Default" table:number-columns-repeated="1020"/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9" office:value-type="string" calcext:value-type="string">
            <text:p>Кірова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Максима Залізняка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Кірова провулок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Максима Залізняка вулиця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68" calcext:value-type="float">
            <text:p>68</text:p>
          </table:table-cell>
          <table:table-cell table:style-name="ce13" office:value-type="string" calcext:value-type="string">
            <text:p>Климович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Тих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Колійн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3" office:value-type="string" calcext:value-type="string">
            <text:p>Комар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атерини Білокур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Комінтерну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Ольги Кобилянської вулиц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Комсомольська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Героїв Крут вулиц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Конєва вулиця</text:p>
          </table:table-cell>
          <table:table-cell table:style-name="ce16"/>
          <table:table-cell table:style-name="ce9" office:value-type="string" calcext:value-type="string">
            <text:p>Якова Гальчевського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3" office:value-type="string" calcext:value-type="string">
            <text:p>Короленк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олодимира Кочубея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3" office:value-type="string" calcext:value-type="string">
            <text:p>Короленк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олодимира Кочубе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Корчагіна вулиця</text:p>
          </table:table-cell>
          <table:table-cell table:style-name="ce16"/>
          <table:table-cell table:style-name="ce9" office:value-type="string" calcext:value-type="string">
            <text:p>Євгена Коновальця</text:p>
          </table:table-cell>
          <table:table-cell table:number-columns-repeated="102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Косець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Косецький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style-name="Default" table:number-columns-repeated="102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Котляревськ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Котляревського провулок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Котовського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Генерала Шухевича вулиц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Котовського провулок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Генерала Шухевича провулок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Коцюбинського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Коцюбинського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Красю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Красюка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/>
          <table:table-cell table:style-name="ce10" office:value-type="string" calcext:value-type="string">
            <text:p>Крилова вулиця</text:p>
          </table:table-cell>
          <table:table-cell table:style-name="ce10"/>
          <table:table-cell table:style-name="ce10" office:value-type="string" calcext:value-type="string">
            <text:p>Затишна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9" office:value-type="string" calcext:value-type="string">
            <text:p>Крупської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Андрія Молодики вулиц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Крупської провулок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Андрія Молодики провулок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76" calcext:value-type="float">
            <text:p>76</text:p>
          </table:table-cell>
          <table:table-cell table:style-name="ce13" office:value-type="string" calcext:value-type="string">
            <text:p>Кудашова площа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Героїв Азову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9" office:value-type="string" calcext:value-type="string">
            <text:p>Кузнєцова вулиця</text:p>
          </table:table-cell>
          <table:table-cell table:style-name="ce16"/>
          <table:table-cell table:style-name="ce9" office:value-type="string" calcext:value-type="string">
            <text:p>Олекси Берест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3" office:value-type="string" calcext:value-type="string">
            <text:p>Кузнєчн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овальська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Куйбишева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Січових Стрільців вулиця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3" office:value-type="string" calcext:value-type="string">
            <text:p>Курчат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Олени Теліги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3" office:value-type="string" calcext:value-type="string">
            <text:p>Кутуз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иколи Міхновського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62" calcext:value-type="float">
            <text:p>62</text:p>
          </table:table-cell>
          <table:table-cell table:style-name="ce13" office:value-type="string" calcext:value-type="string">
            <text:p>Кутузов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иколи Міхновського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Леніна провулок</text:p>
          </table:table-cell>
          <table:table-cell table:style-name="ce15" office:value-type="date" office:date-value="2008-12-18" calcext:value-type="date">
            <text:p>18.12.08</text:p>
          </table:table-cell>
          <table:table-cell table:style-name="ce9" office:value-type="string" calcext:value-type="string">
            <text:p>Черняховського вулиця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3" office:value-type="string" calcext:value-type="string">
            <text:p>Леон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Леоніда Каденюк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Леонтович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3" office:value-type="string" calcext:value-type="string">
            <text:p>Лермонт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риничн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3" office:value-type="string" calcext:value-type="string">
            <text:p>Лермонтов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риничний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Лесі Українки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Лесі Українки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style-name="Default" table:number-columns-repeated="102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Лисен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3" office:value-type="string" calcext:value-type="string">
            <text:p>Лізи Чайкіної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офії Русової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3" office:value-type="string" calcext:value-type="string">
            <text:p>Лізи Чайкіної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офії Русової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Лінника вулиця</text:p>
          </table:table-cell>
          <table:table-cell table:style-name="ce4"/>
          <table:table-cell table:style-name="ce4" office:value-type="string" calcext:value-type="string">
            <text:p>Подільськ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Лісов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Лісовий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3" office:value-type="string" calcext:value-type="string">
            <text:p>Ломонос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олодимира Вернадського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29" calcext:value-type="float">
            <text:p>129</text:p>
          </table:table-cell>
          <table:table-cell table:style-name="ce9" office:value-type="string" calcext:value-type="string">
            <text:p>Луначарського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Симона Петлюри вулиц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Луначарського провулок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Симона Петлюри провулок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Любові Шевцової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омунальників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Максима Котика вулиця</text:p>
          </table:table-cell>
          <table:table-cell table:style-name="ce15" office:value-type="date" office:date-value="2008-12-18" calcext:value-type="date">
            <text:p>18.12.08</text:p>
          </table:table-cell>
          <table:table-cell table:style-name="ce9" office:value-type="string" calcext:value-type="string">
            <text:p>В’ячеслава Чорновола вулиця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33" calcext:value-type="float">
            <text:p>133</text:p>
          </table:table-cell>
          <table:table-cell table:style-name="ce9" office:value-type="string" calcext:value-type="string">
            <text:p>Мануїльського вулиця</text:p>
          </table:table-cell>
          <table:table-cell table:style-name="ce16"/>
          <table:table-cell table:style-name="ce9" office:value-type="string" calcext:value-type="string">
            <text:p>Соломії Крушельницької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Марка Вовчк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3" office:value-type="string" calcext:value-type="string">
            <text:p>Матрос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олодіжна</text:p>
          </table:table-cell>
          <table:table-cell table:number-columns-repeated="1020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3" office:value-type="string" calcext:value-type="string">
            <text:p>Матросов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олодіжний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Механізаторів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Миколи Островського площа</text:p>
          </table:table-cell>
          <table:table-cell table:style-name="ce15" office:value-type="date" office:date-value="2008-12-18" calcext:value-type="date">
            <text:p>18.12.08</text:p>
          </table:table-cell>
          <table:table-cell table:style-name="ce9" office:value-type="string" calcext:value-type="string">
            <text:p>Музейна площа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38" calcext:value-type="float">
            <text:p>138</text:p>
          </table:table-cell>
          <table:table-cell table:style-name="ce9" office:value-type="string" calcext:value-type="string">
            <text:p>Миру вулиця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Ярослава Давидов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Миру проспект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3" office:value-type="string" calcext:value-type="string">
            <text:p>Музаль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Георгія Нарбут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Натана Риба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Натана Рибака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65" calcext:value-type="float">
            <text:p>65</text:p>
          </table:table-cell>
          <table:table-cell table:style-name="ce13" office:value-type="string" calcext:value-type="string">
            <text:p>Нахім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аркіяна Шашкевича</text:p>
          </table:table-cell>
          <table:table-cell table:style-name="Default" table:number-columns-repeated="1020"/>
        </table:table-row>
        <table:table-row table:style-name="ro1">
          <table:table-cell table:style-name="ce10"/>
          <table:table-cell table:style-name="ce10" office:value-type="string" calcext:value-type="string">
            <text:p>Невського</text:p>
          </table:table-cell>
          <table:table-cell table:style-name="ce10"/>
          <table:table-cell table:style-name="ce10" office:value-type="string" calcext:value-type="string">
            <text:p>Олександра Тимошишин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3" office:value-type="string" calcext:value-type="string">
            <text:p>Некрас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ісочна</text:p>
          </table:table-cell>
          <table:table-cell table:number-columns-repeated="1020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3" office:value-type="string" calcext:value-type="string">
            <text:p>Некрасов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ісочний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Низовий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Новоград-Волинське шосе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Новоградськ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3" office:value-type="string" calcext:value-type="string">
            <text:p>Одухи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Транспортн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3" office:value-type="string" calcext:value-type="string">
            <text:p>Одухи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Транспортний</text:p>
          </table:table-cell>
          <table:table-cell table:number-columns-repeated="102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Озерн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Олега Кошовог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ихайла Старицького</text:p>
          </table:table-cell>
          <table:table-cell table:number-columns-repeated="102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Олега Кошового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ихайла Старицького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Олександра Ємця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Олександра Невського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Остапа Вишні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Остапа Вишні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3" office:value-type="string" calcext:value-type="string">
            <text:p>Островськог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оборності</text:p>
          </table:table-cell>
          <table:table-cell table:number-columns-repeated="1020"/>
        </table:table-row>
        <table:table-row table:style-name="ro1">
          <table:table-cell table:style-name="ce10" office:value-type="float" office:value="72" calcext:value-type="float">
            <text:p>72</text:p>
          </table:table-cell>
          <table:table-cell table:style-name="ce13" office:value-type="string" calcext:value-type="string">
            <text:p>Островського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оборності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П’яскорського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3" office:value-type="string" calcext:value-type="string">
            <text:p>Павл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Шалімов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Панаса Мирного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Партизанськ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Партизанський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9" office:value-type="float" office:value="165" calcext:value-type="float">
            <text:p>165</text:p>
          </table:table-cell>
          <table:table-cell table:style-name="ce9" office:value-type="string" calcext:value-type="string">
            <text:p>Пархоменка вулиця</text:p>
          </table:table-cell>
          <table:table-cell table:style-name="ce16"/>
          <table:table-cell table:style-name="ce9" office:value-type="string" calcext:value-type="string">
            <text:p>Ігоря Сікорського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166" calcext:value-type="float">
            <text:p>166</text:p>
          </table:table-cell>
          <table:table-cell table:style-name="ce9" office:value-type="string" calcext:value-type="string">
            <text:p>Пархоменка провулок</text:p>
          </table:table-cell>
          <table:table-cell table:style-name="ce15" office:value-type="date" office:date-value="2009-04-29" calcext:value-type="date">
            <text:p>29.04.09</text:p>
          </table:table-cell>
          <table:table-cell table:style-name="ce9" office:value-type="string" calcext:value-type="string">
            <text:p>Ігоря Сікорського провулок</text:p>
          </table:table-cell>
          <table:table-cell table:number-columns-repeated="1020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3" office:value-type="string" calcext:value-type="string">
            <text:p>Пацає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рибережна</text:p>
          </table:table-cell>
          <table:table-cell table:style-name="Default" table:number-columns-repeated="1020"/>
        </table:table-row>
        <table:table-row table:style-name="ro1">
          <table:table-cell table:style-name="ce10"/>
          <table:table-cell table:style-name="ce10" office:value-type="string" calcext:value-type="string">
            <text:p>Паши Ангеліної вулиця</text:p>
          </table:table-cell>
          <table:table-cell table:style-name="ce10"/>
          <table:table-cell table:style-name="ce10" office:value-type="string" calcext:value-type="string">
            <text:p>Володимира Шевчука</text:p>
          </table:table-cell>
          <table:table-cell table:number-columns-repeated="102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Перша Привокзальн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3" office:value-type="string" calcext:value-type="string">
            <text:p>Першотравне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вітки Цісик</text:p>
          </table:table-cell>
          <table:table-cell table:number-columns-repeated="1020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3" office:value-type="string" calcext:value-type="string">
            <text:p>Першотравневий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вітки Цісик</text:p>
          </table:table-cell>
          <table:table-cell table:number-columns-repeated="102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Петра Могили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Петров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Пирогов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/>
          <table:table-cell table:style-name="ce10" office:value-type="string" calcext:value-type="string">
            <text:p>Плеханова вулиця</text:p>
          </table:table-cell>
          <table:table-cell table:style-name="ce10"/>
          <table:table-cell table:style-name="ce10" office:value-type="string" calcext:value-type="string">
            <text:p>Валерія Числюк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Пліщинськ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Пліщинське шосе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Пліщинський провулок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Подільський провулок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3" office:value-type="string" calcext:value-type="string">
            <text:p>Полубояр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аршавськ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style-name="ce13" office:value-type="string" calcext:value-type="string">
            <text:p>Поп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Любомира Гузара</text:p>
          </table:table-cell>
          <table:table-cell table:style-name="Default" table:number-columns-repeated="1020"/>
        </table:table-row>
        <table:table-row table:style-name="ro1">
          <table:table-cell table:style-name="ce9" office:value-type="float" office:value="182" calcext:value-type="float">
            <text:p>182</text:p>
          </table:table-cell>
          <table:table-cell table:style-name="ce9" office:value-type="string" calcext:value-type="string">
            <text:p>Пролетарська вулиця</text:p>
          </table:table-cell>
          <table:table-cell table:style-name="ce16"/>
          <table:table-cell table:style-name="ce9" office:value-type="string" calcext:value-type="string">
            <text:p>Назарія Яремчука</text:p>
          </table:table-cell>
          <table:table-cell table:number-columns-repeated="1020"/>
        </table:table-row>
        <table:table-row table:style-name="ro1">
          <table:table-cell table:style-name="ce9" office:value-type="float" office:value="183" calcext:value-type="float">
            <text:p>183</text:p>
          </table:table-cell>
          <table:table-cell table:style-name="ce9" office:value-type="string" calcext:value-type="string">
            <text:p>Пролетарський провулок</text:p>
          </table:table-cell>
          <table:table-cell table:style-name="ce15" office:value-type="date" office:date-value="2009-04-29" calcext:value-type="date">
            <text:p>29.04.09</text:p>
          </table:table-cell>
          <table:table-cell table:style-name="ce9" office:value-type="string" calcext:value-type="string">
            <text:p>Назарія Яремчука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Промислов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3" office:value-type="string" calcext:value-type="string">
            <text:p>Пушкін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ирослава Скорика</text:p>
          </table:table-cell>
          <table:table-cell table:number-columns-repeated="1020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3" office:value-type="string" calcext:value-type="string">
            <text:p>Радище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илипа Орлика</text:p>
          </table:table-cell>
          <table:table-cell table:style-name="Default" table:number-columns-repeated="1020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3" office:value-type="string" calcext:value-type="string">
            <text:p>Разін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Анатолія Копилова</text:p>
          </table:table-cell>
          <table:table-cell table:number-columns-repeated="102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Рампова вулиця</text:p>
          </table:table-cell>
          <table:table-cell table:style-name="ce4" table:number-columns-repeated="2"/>
          <table:table-cell table:style-name="Default" table:number-columns-repeated="102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Рильськ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Річн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Річний провулок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9" office:value-type="float" office:value="192" calcext:value-type="float">
            <text:p>192</text:p>
          </table:table-cell>
          <table:table-cell table:style-name="ce9" office:value-type="string" calcext:value-type="string">
            <text:p>Рози Люксембург вулиця (29.04.2009)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Княгині Ольги вулиця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0" office:value-type="string" calcext:value-type="string">
            <text:p>Руднєва вулиця</text:p>
          </table:table-cell>
          <table:table-cell table:style-name="ce10"/>
          <table:table-cell table:style-name="ce10" office:value-type="string" calcext:value-type="string">
            <text:p>Левадська</text:p>
          </table:table-cell>
          <table:table-cell table:number-columns-repeated="102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Сагайдачн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Сергія Лаз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Сковороди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74" calcext:value-type="float">
            <text:p>74</text:p>
          </table:table-cell>
          <table:table-cell table:style-name="ce13" office:value-type="string" calcext:value-type="string">
            <text:p>Слави площа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Червоної Калини</text:p>
          </table:table-cell>
          <table:table-cell table:number-columns-repeated="1020"/>
        </table:table-row>
        <table:table-row table:style-name="ro1">
          <table:table-cell table:style-name="ce9" office:value-type="float" office:value="197" calcext:value-type="float">
            <text:p>197</text:p>
          </table:table-cell>
          <table:table-cell table:style-name="ce9" office:value-type="string" calcext:value-type="string">
            <text:p>Сорокаріччя Жовтня вулиця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Максима Коваля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198" calcext:value-type="float">
            <text:p>198</text:p>
          </table:table-cell>
          <table:table-cell table:style-name="ce9" office:value-type="string" calcext:value-type="string">
            <text:p>Сорокаріччя Жовтня провулок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Максима Коваля провулок</text:p>
          </table:table-cell>
          <table:table-cell table:number-columns-repeated="102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Спортивний провулок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Старокостянтинівське шосе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Стус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63" calcext:value-type="float">
            <text:p>63</text:p>
          </table:table-cell>
          <table:table-cell table:style-name="ce13" office:value-type="string" calcext:value-type="string">
            <text:p>Сувор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ячеслава Липинського</text:p>
          </table:table-cell>
          <table:table-cell table:number-columns-repeated="1020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3" office:value-type="string" calcext:value-type="string">
            <text:p>Суворов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ячеслава Липинського</text:p>
          </table:table-cell>
          <table:table-cell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Судилківсь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Судилківський провулок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Тараса Шевченка площа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9" office:value-type="float" office:value="206" calcext:value-type="float">
            <text:p>206</text:p>
          </table:table-cell>
          <table:table-cell table:style-name="ce9" office:value-type="string" calcext:value-type="string">
            <text:p>Тельмана вулиця</text:p>
          </table:table-cell>
          <table:table-cell table:style-name="ce16"/>
          <table:table-cell table:style-name="ce9" office:value-type="string" calcext:value-type="string">
            <text:p>Карпенка-Карого</text:p>
          </table:table-cell>
          <table:table-cell table:number-columns-repeated="1020"/>
        </table:table-row>
        <table:table-row table:style-name="ro1">
          <table:table-cell table:style-name="ce9" office:value-type="float" office:value="207" calcext:value-type="float">
            <text:p>207</text:p>
          </table:table-cell>
          <table:table-cell table:style-name="ce9" office:value-type="string" calcext:value-type="string">
            <text:p>Тельмана провулок</text:p>
          </table:table-cell>
          <table:table-cell table:style-name="ce16"/>
          <table:table-cell table:style-name="ce9" office:value-type="string" calcext:value-type="string">
            <text:p>Карпенка-Карого</text:p>
          </table:table-cell>
          <table:table-cell table:number-columns-repeated="102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Теплична вулиця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Тепличний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9" office:value-type="float" office:value="210" calcext:value-type="float">
            <text:p>210</text:p>
          </table:table-cell>
          <table:table-cell table:style-name="ce9" office:value-type="string" calcext:value-type="string">
            <text:p>Терешкової вулиця</text:p>
          </table:table-cell>
          <table:table-cell table:style-name="ce16"/>
          <table:table-cell table:style-name="ce9" office:value-type="string" calcext:value-type="string">
            <text:p>Ярослава Кревогубця вулиця</text:p>
          </table:table-cell>
          <table:table-cell table:number-columns-repeated="1020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3" office:value-type="string" calcext:value-type="string">
            <text:p>Тит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Івана Сірка</text:p>
          </table:table-cell>
          <table:table-cell table:number-columns-repeated="1020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3" office:value-type="string" calcext:value-type="string">
            <text:p>Толстог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ластова</text:p>
          </table:table-cell>
          <table:table-cell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Трудов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Тупіковий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9" office:value-type="float" office:value="216" calcext:value-type="float">
            <text:p>216</text:p>
          </table:table-cell>
          <table:table-cell table:style-name="ce9" office:value-type="string" calcext:value-type="string">
            <text:p>Тургенєва вулиця</text:p>
          </table:table-cell>
          <table:table-cell table:style-name="ce16"/>
          <table:table-cell table:style-name="ce9" office:value-type="string" calcext:value-type="string">
            <text:p>Митрополита Шептицько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217" calcext:value-type="float">
            <text:p>217</text:p>
          </table:table-cell>
          <table:table-cell table:style-name="ce9" office:value-type="string" calcext:value-type="string">
            <text:p>Тургенєва вулиця (частина)</text:p>
          </table:table-cell>
          <table:table-cell table:style-name="ce15" office:value-type="date" office:date-value="2008-12-18" calcext:value-type="date">
            <text:p>18.12.08</text:p>
          </table:table-cell>
          <table:table-cell table:style-name="ce9" office:value-type="string" calcext:value-type="string">
            <text:p>Олеся Гончара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218" calcext:value-type="float">
            <text:p>218</text:p>
          </table:table-cell>
          <table:table-cell table:style-name="ce9" office:value-type="string" calcext:value-type="string">
            <text:p>Тургенєва провулок</text:p>
          </table:table-cell>
          <table:table-cell table:style-name="ce16"/>
          <table:table-cell table:style-name="ce9" office:value-type="string" calcext:value-type="string">
            <text:p>Митрополита Шептицько провулок</text:p>
          </table:table-cell>
          <table:table-cell table:number-columns-repeated="102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Українсь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Український провулок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Уляни Громової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олодимира Антоновича</text:p>
          </table:table-cell>
          <table:table-cell table:number-columns-repeated="102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Уляни Громової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олодимира Антоновича</text:p>
          </table:table-cell>
          <table:table-cell table:number-columns-repeated="1020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3" office:value-type="string" calcext:value-type="string">
            <text:p>Ушак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асиля Вишиваного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0" office:value-type="string" calcext:value-type="string">
            <text:p>Фадєєва вулиця</text:p>
          </table:table-cell>
          <table:table-cell table:style-name="ce10"/>
          <table:table-cell table:style-name="ce10" office:value-type="string" calcext:value-type="string">
            <text:p>Джерельна</text:p>
          </table:table-cell>
          <table:table-cell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Федоров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Федотов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9" office:value-type="float" office:value="227" calcext:value-type="float">
            <text:p>227</text:p>
          </table:table-cell>
          <table:table-cell table:style-name="ce9" office:value-type="string" calcext:value-type="string">
            <text:p>Фрунзе вулиця</text:p>
          </table:table-cell>
          <table:table-cell table:style-name="ce16"/>
          <table:table-cell table:style-name="ce9" office:value-type="string" calcext:value-type="string">
            <text:p>Петра Дорошенка</text:p>
          </table:table-cell>
          <table:table-cell table:number-columns-repeated="1020"/>
        </table:table-row>
        <table:table-row table:style-name="ro1">
          <table:table-cell table:style-name="ce9" office:value-type="float" office:value="228" calcext:value-type="float">
            <text:p>228</text:p>
          </table:table-cell>
          <table:table-cell table:style-name="ce9" office:value-type="string" calcext:value-type="string">
            <text:p>Фурманова вулиця</text:p>
          </table:table-cell>
          <table:table-cell table:style-name="ce16"/>
          <table:table-cell table:style-name="ce9" office:value-type="string" calcext:value-type="string">
            <text:p>Івана Піддубного</text:p>
          </table:table-cell>
          <table:table-cell table:number-columns-repeated="102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Хвильов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Хвильового провулок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Чайковськ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3" office:value-type="string" calcext:value-type="string">
            <text:p>Чайковськог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Теодора Прокоповича</text:p>
          </table:table-cell>
          <table:table-cell table:number-columns-repeated="1020"/>
        </table:table-row>
        <table:table-row table:style-name="ro1">
          <table:table-cell table:style-name="ce9" office:value-type="float" office:value="232" calcext:value-type="float">
            <text:p>232</text:p>
          </table:table-cell>
          <table:table-cell table:style-name="ce9" office:value-type="string" calcext:value-type="string">
            <text:p>Чапаєва вулиця</text:p>
          </table:table-cell>
          <table:table-cell table:style-name="ce16"/>
          <table:table-cell table:style-name="ce9" office:value-type="string" calcext:value-type="string">
            <text:p>Павла Чубинського</text:p>
          </table:table-cell>
          <table:table-cell table:number-columns-repeated="1020"/>
        </table:table-row>
        <table:table-row table:style-name="ro1">
          <table:table-cell table:style-name="ce9" office:value-type="float" office:value="233" calcext:value-type="float">
            <text:p>233</text:p>
          </table:table-cell>
          <table:table-cell table:style-name="ce9" office:value-type="string" calcext:value-type="string">
            <text:p>Чапаєва провулок</text:p>
          </table:table-cell>
          <table:table-cell table:style-name="ce15" office:value-type="date" office:date-value="2009-04-29" calcext:value-type="date">
            <text:p>29.04.09</text:p>
          </table:table-cell>
          <table:table-cell table:style-name="ce9" office:value-type="string" calcext:value-type="string">
            <text:p>Павла Чубинського</text:p>
          </table:table-cell>
          <table:table-cell table:number-columns-repeated="1020"/>
        </table:table-row>
        <table:table-row table:style-name="ro1">
          <table:table-cell table:style-name="ce9" office:value-type="float" office:value="234" calcext:value-type="float">
            <text:p>234</text:p>
          </table:table-cell>
          <table:table-cell table:style-name="ce9" office:value-type="string" calcext:value-type="string">
            <text:p>Червона вулиця</text:p>
          </table:table-cell>
          <table:table-cell table:style-name="ce16"/>
          <table:table-cell table:style-name="ce9" office:value-type="string" calcext:value-type="string">
            <text:p>Лозова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235" calcext:value-type="float">
            <text:p>235</text:p>
          </table:table-cell>
          <table:table-cell table:style-name="ce9" office:value-type="string" calcext:value-type="string">
            <text:p>Червоноармійська вулиця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Сергія Оврашка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236" calcext:value-type="float">
            <text:p>236</text:p>
          </table:table-cell>
          <table:table-cell table:style-name="ce9" office:value-type="string" calcext:value-type="string">
            <text:p>Червоноармійський провулок</text:p>
          </table:table-cell>
          <table:table-cell table:style-name="ce15" office:value-type="date" office:date-value="2015-01-29" calcext:value-type="date">
            <text:p>29.01.15</text:p>
          </table:table-cell>
          <table:table-cell table:style-name="ce9" office:value-type="string" calcext:value-type="string">
            <text:p>Сергія Оврашка провулок</text:p>
          </table:table-cell>
          <table:table-cell table:number-columns-repeated="1020"/>
        </table:table-row>
        <table:table-row table:style-name="ro1">
          <table:table-cell table:style-name="ce9" office:value-type="float" office:value="237" calcext:value-type="float">
            <text:p>237</text:p>
          </table:table-cell>
          <table:table-cell table:style-name="ce9" office:value-type="string" calcext:value-type="string">
            <text:p>Чернишевського вулиця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Ігоря Ляшенка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238" calcext:value-type="float">
            <text:p>238</text:p>
          </table:table-cell>
          <table:table-cell table:style-name="ce9" office:value-type="string" calcext:value-type="string">
            <text:p>Чернишевського провулок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Ігоря Ляшенка провулок</text:p>
          </table:table-cell>
          <table:table-cell table:number-columns-repeated="1020"/>
        </table:table-row>
        <table:table-row table:style-name="ro1">
          <table:table-cell table:style-name="ce10" office:value-type="float" office:value="60" calcext:value-type="float">
            <text:p>60</text:p>
          </table:table-cell>
          <table:table-cell table:style-name="ce13" office:value-type="string" calcext:value-type="string">
            <text:p>Черняховського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лавутинська</text:p>
          </table:table-cell>
          <table:table-cell table:number-columns-repeated="1020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3" office:value-type="string" calcext:value-type="string">
            <text:p>Чех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овстанців</text:p>
          </table:table-cell>
          <table:table-cell table:number-columns-repeated="1020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3" office:value-type="string" calcext:value-type="string">
            <text:p>Чехов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Повстанців</text:p>
          </table:table-cell>
          <table:table-cell table:number-columns-repeated="1020"/>
        </table:table-row>
        <table:table-row table:style-name="ro1">
          <table:table-cell table:style-name="ce9" office:value-type="float" office:value="241" calcext:value-type="float">
            <text:p>241</text:p>
          </table:table-cell>
          <table:table-cell table:style-name="ce9" office:value-type="string" calcext:value-type="string">
            <text:p>Чичеріна вулиця</text:p>
          </table:table-cell>
          <table:table-cell table:style-name="ce16"/>
          <table:table-cell table:style-name="ce9" office:value-type="string" calcext:value-type="string">
            <text:p>Северина Наливайка вулиця</text:p>
          </table:table-cell>
          <table:table-cell table:number-columns-repeated="1020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3" office:value-type="string" calcext:value-type="string">
            <text:p>Чкал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артових неба</text:p>
          </table:table-cell>
          <table:table-cell table:number-columns-repeated="1020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3" office:value-type="string" calcext:value-type="string">
            <text:p>Чкалова провулок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артових неба</text:p>
          </table:table-cell>
          <table:table-cell table:number-columns-repeated="102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Чотирьохсотріччя Шепетівки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69" calcext:value-type="float">
            <text:p>69</text:p>
          </table:table-cell>
          <table:table-cell table:style-name="ce13" office:value-type="string" calcext:value-type="string">
            <text:p>Швалленберг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ерховинська</text:p>
          </table:table-cell>
          <table:table-cell table:number-columns-repeated="1020"/>
        </table:table-row>
        <table:table-row table:style-name="ro1">
          <table:table-cell table:style-name="ce9" office:value-type="float" office:value="246" calcext:value-type="float">
            <text:p>246</text:p>
          </table:table-cell>
          <table:table-cell table:style-name="ce9" office:value-type="string" calcext:value-type="string">
            <text:p>Шварца вулиця</text:p>
          </table:table-cell>
          <table:table-cell table:style-name="ce15" office:value-type="date" office:date-value="2014-02-21" calcext:value-type="date">
            <text:p>21.02.14</text:p>
          </table:table-cell>
          <table:table-cell table:style-name="ce9" office:value-type="string" calcext:value-type="string">
            <text:p>Миколи Дзявульського вулиця</text:p>
          </table:table-cell>
          <table:table-cell table:number-columns-repeated="1020"/>
        </table:table-row>
        <table:table-row table:style-name="ro1">
          <table:table-cell table:style-name="ce9" office:value-type="float" office:value="247" calcext:value-type="float">
            <text:p>247</text:p>
          </table:table-cell>
          <table:table-cell table:style-name="ce9" office:value-type="string" calcext:value-type="string">
            <text:p>Шварца провулок</text:p>
          </table:table-cell>
          <table:table-cell table:style-name="ce15" office:value-type="date" office:date-value="2014-07-31" calcext:value-type="date">
            <text:p>31.07.14</text:p>
          </table:table-cell>
          <table:table-cell table:style-name="ce9" office:value-type="string" calcext:value-type="string">
            <text:p>Миколи Дзявульського провулок</text:p>
          </table:table-cell>
          <table:table-cell table:number-columns-repeated="102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Шевченка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Шевченка провулок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3" office:value-type="string" calcext:value-type="string">
            <text:p>Шешук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Рубіжна</text:p>
          </table:table-cell>
          <table:table-cell table:number-columns-repeated="1020"/>
        </table:table-row>
        <table:table-row table:style-name="ro1">
          <table:table-cell table:style-name="ce9" office:value-type="float" office:value="251" calcext:value-type="float">
            <text:p>251</text:p>
          </table:table-cell>
          <table:table-cell table:style-name="ce9" office:value-type="string" calcext:value-type="string">
            <text:p>Щорса вулиця</text:p>
          </table:table-cell>
          <table:table-cell table:style-name="ce16"/>
          <table:table-cell table:style-name="ce9" office:value-type="string" calcext:value-type="string">
            <text:p>Героїв Чорнобиля</text:p>
          </table:table-cell>
          <table:table-cell table:number-columns-repeated="102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Яворницьк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Яворського вулиця</text:p>
          </table:table-cell>
          <table:table-cell table:style-name="ce3" office:value-type="date" office:date-value="2009-04-29" calcext:value-type="date">
            <text:p>29.04.09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Ярослава Мудрого вулиця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/>
          <table:table-cell table:style-name="ce14"/>
          <table:table-cell table:style-name="ce24"/>
          <table:table-cell table:style-name="ce14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Пліщин</text:p>
          </table:table-cell>
          <table:table-cell table:style-name="ce24"/>
          <table:table-cell table:style-name="ce14"/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Чкалов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Козацька</text:p>
          </table:table-cell>
          <table:table-cell table:number-columns-repeated="10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Гагарін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вободи</text:p>
          </table:table-cell>
          <table:table-cell table:number-columns-repeated="102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В.Котик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Миру</text:p>
          </table:table-cell>
          <table:table-cell table:number-columns-repeated="1020"/>
        </table:table-row>
        <table:table-row table:style-name="ro1">
          <table:table-cell/>
          <table:table-cell table:style-name="ce14"/>
          <table:table-cell table:style-name="ce24"/>
          <table:table-cell table:style-name="ce14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Плесна</text:p>
          </table:table-cell>
          <table:table-cell table:style-name="ce24"/>
          <table:table-cell table:style-name="ce14"/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Гагарін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вободи</text:p>
          </table:table-cell>
          <table:table-cell table:number-columns-repeated="10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Корчагін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Сонячна</text:p>
          </table:table-cell>
          <table:table-cell table:number-columns-repeated="102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В.Котик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Зелена</text:p>
          </table:table-cell>
          <table:table-cell table:number-columns-repeated="1020"/>
        </table:table-row>
        <table:table-row table:style-name="ro1">
          <table:table-cell/>
          <table:table-cell table:style-name="ce14"/>
          <table:table-cell table:style-name="ce24"/>
          <table:table-cell table:style-name="ce14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>
            <text:p>Жилинці</text:p>
          </table:table-cell>
          <table:table-cell table:style-name="ce24"/>
          <table:table-cell table:style-name="ce14"/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Гагарін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Валерія Олійника</text:p>
          </table:table-cell>
          <table:table-cell table:number-columns-repeated="1020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В.Котика вулиця</text:p>
          </table:table-cell>
          <table:table-cell table:style-name="ce18" office:value-type="date" office:date-value="2023-02-23" calcext:value-type="date">
            <text:p>23.02.2023</text:p>
          </table:table-cell>
          <table:table-cell table:style-name="ce13" office:value-type="string" calcext:value-type="string">
            <text:p>Залізнична</text:p>
          </table:table-cell>
          <table:table-cell table:number-columns-repeated="1020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26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₴</number:text>
    </number:number-style>
    <number:number-style style:name="N110">
      <number:text>-</number:text>
      <number:number number:decimal-places="0" number:min-decimal-places="0" number:min-integer-digits="1" number:grouping="true"/>
      <number:text> ₴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₴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₴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₴</number:text>
    </number:number-style>
    <number:number-style style:name="N113">
      <number:text>-</number:text>
      <number:number number:decimal-places="2" number:min-decimal-places="2" number:min-integer-digits="1" number:grouping="true"/>
      <number:text> ₴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₴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₴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26P2" style:volatile="true">
      <number:text> </number:text>
      <number:fill-character> </number:fill-character>
      <number:text>- ₴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₴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₴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₴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month number:textual="true"/>
      <number:text>.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99cm" fo:margin-bottom="0.499cm" fo:margin-left="1cm" fo:margin-right="1cm" style:shadow="none" style:first-page-number="continue" style:scale-to-pages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.00.0000</text:date>, <text:time style:data-style-name="N2" text:time-value="08:53:41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куш3" style:display-name="PageStyle_Аркуш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куш1_20_1" style:display-name="PageStyle_Аркуш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куш1_20_2" style:display-name="PageStyle_Аркуш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leksandr Palianytsia</meta:initial-creator>
    <meta:creation-date>2016-09-16T08:21:03.234000000</meta:creation-date>
    <dc:date>2023-03-16T09:02:17.346000000</dc:date>
    <meta:editing-duration>PT42M52S</meta:editing-duration>
    <meta:editing-cycles>14</meta:editing-cycles>
    <meta:generator>LibreOffice/7.1.4.2$Windows_X86_64 LibreOffice_project/a529a4fab45b75fefc5b6226684193eb000654f6</meta:generator>
    <meta:print-date>2022-07-06T10:58:05.366000000</meta:print-date>
    <meta:document-statistic meta:table-count="1" meta:cell-count="844" meta:object-count="0"/>
  </office:meta>
</office:document-meta>
</file>